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T Serif" svg:font-family="'PT Serif', 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Если взглянуть на список ингредиентов стандартного крема для кожи вокруг глаз, найти что-то уникальное будет сложно. У таких продуктов более лёгкая текстура, но, за редким исключением, их состав будет практически таким же, как и у базового увлажняющего крема для лица. Так что, если кожа вокруг глаз не капризничает, специальный крем можно смело заменить обычным — таким, который подходит вашему типу кожи, ничем не пахнет, а также не содержит кислот, ретиноидов и прочих активных ингредиентов. Аккуратно стоит подходить и к маслам в качестве альтернативы крему для области вокруг глаз. Они могут раздражать кожу, не говоря уже о том, что масло может растекаться и доставлять массу неудобств, попадая на слизистую. <office:annotation office:name="__Annotation__2_485227362"><dc:creator>&lt;анонимный&gt;</dc:creator><dc:date>2017-11-21T16:26:15</dc:date><text:p text:style-name="P1"><text:span text:style-name="T1">Double p comment</text:span></text:p></office:annotation>Если же кожа вокруг глаз уже раздражена, сделать ситуацию хуже может что угодно. Поэтому лучше либо помочь себе небольшим количеством подходящего увлажняющего крема, либо не использовать ничего.</text:p>
      <text:p text:style-name="Text_20_body">Главным, по мнению Бантинг, средством ухода за областью вокруг глаз должен стать санскрин: она советует наносить его вплоть до линии роста ресниц.<office:annotation-end office:name="__Annotation__2_485227362"/> Его достаточно для предупреждения фотостарения, а вот без него толка от крема будет мало. Если вам не нравятся морщины, защита от ультрафиолета для глаз и губ должна быть на первом месте. Лучше всего, если в составе средства не будет отдушек и органических фильтров, которые могут раздражать глаза. Советуем обратить внимание и на универсальные стики с высоким солнцезащитным фактором: они подойдут не только для кожи вокруг глаз, но и для ушей, родинок и свежих татуировок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T Serif" svg:font-family="'PT Serif', 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4S</meta:editing-duration>
    <meta:editing-cycles>4</meta:editing-cycles>
    <meta:generator>LibreOffice/5.1.1.3$Windows_X86_64 LibreOffice_project/89f508ef3ecebd2cfb8e1def0f0ba9a803b88a6d</meta:generator>
    <dc:date>2017-11-21T16:28:13.750000000</dc:date>
    <meta:document-statistic meta:table-count="0" meta:image-count="0" meta:object-count="0" meta:page-count="1" meta:paragraph-count="2" meta:word-count="230" meta:character-count="1530" meta:non-whitespace-character-count="1301"/>
    <meta:user-defined meta:name="Info 1"/>
    <meta:user-defined meta:name="Info 2"/>
    <meta:user-defined meta:name="Info 3"/>
    <meta:user-defined meta:name="Info 4"/>
  </office:meta>
</office:document-meta>
</file>